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2F0000049E0F37680452C4157E.png" manifest:media-type="image/png"/>
  <manifest:file-entry manifest:full-path="Pictures/1000000100000734000003C534CBB86D85D55ADB.png" manifest:media-type="image/png"/>
  <manifest:file-entry manifest:full-path="Pictures/1000000100000734000003C528818D1F2552871C.png" manifest:media-type="image/png"/>
  <manifest:file-entry manifest:full-path="Pictures/100000010000077A0000045BB1536D52F889A4B4.png" manifest:media-type="image/png"/>
  <manifest:file-entry manifest:full-path="Pictures/1000000100000734000003B8602F7AD1EE1082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81d3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textarea-vertical-align="top" draw:auto-grow-height="true" fo:min-height="1.35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4.885cm" svg:height="1.576cm" svg:x="17.975cm" svg:y="0.549cm" presentation:class="title" presentation:user-transformed="true">
          <draw:text-box>
            <text:p text:style-name="P1"><text:span text:style-name="T1">Poster</text:span></text:p>
          </draw:text-box>
        </draw:frame>
        <draw:frame draw:style-name="gr1" draw:text-style-name="P2" draw:layer="layout" svg:width="14.691cm" svg:height="8.252cm" draw:transform="skewX (0.000174532925199433) rotate (-0.000174532925199667) translate (0.637cm 2.54cm)">
          <draw:image xlink:href="Pictures/1000000100000734000003B8602F7AD1EE1082E1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1.27cm" svg:x="5.08cm" svg:y="1.27cm">
          <draw:text-box>
            <text:p text:style-name="P3"><text:span text:style-name="T2">Home Page</text:span></text:p>
          </draw:text-box>
        </draw:frame>
        <draw:frame draw:style-name="gr1" draw:text-style-name="P2" draw:layer="layout" svg:width="15.875cm" svg:height="8.308cm" svg:x="25.4cm" svg:y="2.54cm">
          <draw:image xlink:href="Pictures/1000000100000734000003C528818D1F2552871C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1.27cm" svg:x="30.48cm" svg:y="1.27cm">
          <draw:text-box>
            <text:p text:style-name="P3"><text:span text:style-name="T2">Profile Page</text:span></text:p>
          </draw:text-box>
        </draw:frame>
        <draw:frame draw:style-name="gr1" draw:text-style-name="P2" draw:layer="layout" svg:width="14.605cm" svg:height="7.643cm" svg:x="0.635cm" svg:y="21.567cm">
          <draw:image xlink:href="Pictures/1000000100000734000003C534CBB86D85D55ADB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1.27cm" svg:x="5.08cm" svg:y="20.297cm">
          <draw:text-box>
            <text:p text:style-name="P3"><text:span text:style-name="T2">Blog Page</text:span></text:p>
          </draw:text-box>
        </draw:frame>
        <draw:frame draw:style-name="gr1" draw:text-style-name="P2" draw:layer="layout" svg:width="13.545cm" svg:height="8.706cm" svg:x="27.94cm" svg:y="20.504cm">
          <draw:image xlink:href="Pictures/100000010000072F0000049E0F37680452C4157E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1.27cm" svg:x="32.385cm" svg:y="19.05cm">
          <draw:text-box>
            <text:p text:style-name="P3"><text:span text:style-name="T2">Post Page</text:span></text:p>
          </draw:text-box>
        </draw:frame>
        <draw:frame draw:style-name="gr1" draw:text-style-name="P2" draw:layer="layout" svg:width="15.26cm" svg:height="8.89cm" svg:x="12.7cm" svg:y="11.43cm">
          <draw:image xlink:href="Pictures/100000010000077A0000045BB1536D52F889A4B4.png" xlink:type="simple" xlink:show="embed" xlink:actuate="onLoad" draw:mime-type="image/png">
            <text:p/>
          </draw:image>
        </draw:frame>
        <draw:frame draw:style-name="gr3" draw:text-style-name="P4" draw:layer="layout" svg:width="6.985cm" svg:height="1.987cm" svg:x="17.145cm" svg:y="10.078cm">
          <draw:text-box>
            <text:p text:style-name="P3"><text:span text:style-name="T2">Dashboard Pa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37.799cm" svg:height="4.958cm" svg:x="2.1cm" svg:y="1.184cm" presentation:class="title" presentation:placeholder="true">
        <draw:text-box/>
      </draw:frame>
      <draw:frame presentation:style-name="Default-outline1" draw:layer="backgroundobjects" svg:width="37.799cm" svg:height="17.224cm" svg:x="2.1cm" svg:y="6.948cm" presentation:class="outline" presentation:placeholder="true">
        <draw:text-box/>
      </draw:frame>
      <draw:frame presentation:style-name="Mpr1" draw:text-style-name="MP2" draw:layer="backgroundobjects" svg:width="9.785cm" svg:height="2.046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313cm" svg:height="2.046cm" svg:x="14.364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785cm" svg:height="2.046cm" svg:x="30.114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3T11:08:21.307580195</meta:creation-date>
    <dc:date>2023-09-14T11:05:06.656024708</dc:date>
    <meta:editing-duration>PT9M38S</meta:editing-duration>
    <meta:editing-cycles>2</meta:editing-cycles>
    <meta:generator>LibreOffice/7.3.7.2$Linux_X86_64 LibreOffice_project/30$Build-2</meta:generator>
    <meta:document-statistic meta:object-count="34"/>
  </office:meta>
</office:document-meta>
</file>